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style:font-name="Georgia" fo:font-size="10.5pt" fo:font-weight="bold" style:font-size-asian="10.5pt" style:font-weight-asian="bold" style:font-size-complex="10.5pt" style:font-weight-complex="bold"/>
    </style:style>
    <style:style style:name="P4"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4" style:family="text">
      <style:text-properties style:font-name="Georgia" fo:font-size="10.5pt" style:font-size-asian="10.5pt" style:font-size-complex="10.5pt"/>
    </style:style>
    <style:style style:name="T5"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 style:family="text">
      <style:text-properties style:font-name="Georgia" fo:font-size="10.5pt" fo:font-weight="bold" style:font-size-asian="10.5pt" style:font-weight-asian="bold" style:font-size-complex="10.5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Humble Prayer </text:p>
      <text:p text:style-name="P2"/>
      <text:p text:style-name="P1"><text:span text:style-name="T1">Read:</text:span> II Kings 1:1-15</text:p>
      <text:p text:style-name="P1"/>
      <text:p text:style-name="Standard"><text:span text:style-name="T6">Text:</text:span><text:span text:style-name="T4"> James 4:3</text:span><text:span text:style-name="T5"> “Ye ask, and receive not, because ye ask amiss, that ye may consume </text:span><text:span text:style-name="T3">it</text:span><text:span text:style-name="T5"> upon your lusts.</text:span><text:span text:style-name="T4">"</text:span></text:p>
      <text:p text:style-name="P1"/>
      <text:p text:style-name="P1"><text:span text:style-name="T1">Introduction: </text:span>In this story we read about a king who asks guidance from an evil idol. Elijah intercepts his entourage and tells them to go and tell the king that he is a dead man. This king sends a captain with 50 soldiers to order Elijah to come down. Elijah commands fire to destroy the captain and his men. A second captain is sent with another 50 soldiers and the result is the same. The ashes of 102 dead men are scattered on the hillside when the third captain is sent with his 50 soldiers. He marches his men through bones, armor, and ashes of those who went before them. He has little hope that he will not soon be joining them. He marches back, with all his men, alive. What is the secret of his success? Why did he succeed when others before him had failed? The first two captains had gone up the hill with a demand; this captain came up the hill with a plea for mercy. The first two captains went up with arrogance; this captain went up the hill with humility.</text:p>
      <text:p text:style-name="P1"><text:s text:c="2"/>Elijah represents God to the people of his generation.</text:p>
      <text:p text:style-name="P1"><text:s text:c="2"/>How do you approach God?</text:p>
      <text:p text:style-name="P1"/>
      <text:p text:style-name="P3">I. Is your faith influenced by the experiences of others? </text:p>
      <text:p text:style-name="P1"><text:span text:style-name="T1"><text:s text:c="2"/></text:span>Thomas Edison experienced 2500 failures before he invented a bulb that worked. When asked about his failures he said that they were really not failures but rather lessons about another way that a light bulb didn’t work. I’m glad that he didn’t quit.</text:p>
      <text:p text:style-name="P1"><text:s text:c="2"/>Shortly after the automobile was invented someone got the idea that it just might be possible that man could invent a machine that could fly. Someone tried to motorize a glider, others tried to design a plane with flapping wings (like a bird), while others tried to make an airplane out of hot air balloons. People were killed and maimed as machine after machine failed. <text:s/>A well known bishop in the UBIC pounded the pulpit and flatly declared: “If God had intended man to fly; He would have given him wings.” Bishop Milton Wright preached this; not knowing that his two sons (Orville and Wendell) would be credited with inventing the first flyable airplane within the next year.</text:p>
      <text:p text:style-name="P1">Aren’t you glad that they didn’t quit as they watched many other failures?</text:p>
      <text:p text:style-name="P1"><text:s text:c="2"/>If you are going to allow your faith to be influenced by others than allow it to be influenced by their successes rather than their failures.</text:p>
      <text:p text:style-name="P1"/>
      <text:p text:style-name="P1"/>
      <text:p text:style-name="P3">II. Are you ordering God or allowing God to order your life?</text:p>
      <text:p text:style-name="P1"><text:span text:style-name="T1"><text:s text:c="2"/></text:span>I am so amazed that God would even notice that I exist that it would not occur to me to give God orders. I am also amazed when I see the arrogance of Christians who demand things of God rather than submitting to His will. There is the: “<text:span text:style-name="T2">give to get</text:span>” crowd as well as those who have a list made up of mostly selfish requests that they bring before God daily. These people believe that to give God a shopping list is quality prayer time. This is the: “<text:span text:style-name="T2">you owe me, God</text:span>” bunch. They will remind God of how good they are before asking for their stuff. God, to them, has become a form of Santa Clause.</text:p>
      <text:p text:style-name="P1"/>
      <text:p text:style-name="P1"><text:span text:style-name="T1">III. Are you approaching God humbly or arrogantly?</text:span> <text:s/>Do you come with your hat in your hand or with your fist clenched? Psalm 100 tells us to enter His gates with Thanksgiving and His courts with praise. It’s hard to be aloof or arrogant when you are recognizing your dependence on God by thanking Him for the many and varied things that He has done.</text:p>
      <text:p text:style-name="P1"><text:s text:c="2"/>The most obvious difference between the first two captains and the third captain is the words used when they approached. The first two demanded that he come down. The third fell to his knees and asked for mercy. The first two called him a man of God but the third acted as if he believed that Elijah was a man of God.</text:p>
      <text:p text:style-name="P1"><text:s text:c="2"/>Have you ever met a Christian who acted as if they deserve excellent treatment from God? It is their right! They talk about taking back what the devil has stolen. I hate to inform you that you can’t blame the devil for stealing what you have ignored and discarded. Do you want to know what you have coming? According to Romans 6:23 “The wages of sin is death…”</text:p>
      <text:p text:style-name="P1"/>
      <text:p text:style-name="P1"><text:span text:style-name="T1">Conclude:</text:span> I am encouraging humility in prayer today! It’s time to humble ourselves and pray. Our problem is not <text:span text:style-name="T2">the absence of</text:span> prayer but <text:span text:style-name="T2">the absence of humility</text:span> in prayer. <text:s/>It's time to recognize that what God owes us is the wages of our sin. What He extends to us is Grace and Mercy! <text:s/>Therefore we need to approach God with a humble heart and attitude.</text:p>
      <text:p text:style-name="P1"><text:s text:c="2"/>Pray with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Difference That Prayer Can Make</dc:title>
    <meta:initial-creator>Joel Tice</meta:initial-creator>
    <meta:creation-date>2007-01-27T17:36:00</meta:creation-date>
    <dc:creator>Joel Tice</dc:creator>
    <dc:date>2018-10-19T15:37:52.89</dc:date>
    <meta:editing-cycles>9</meta:editing-cycles>
    <meta:editing-duration>PT2H43M</meta:editing-duration>
    <meta:document-statistic meta:table-count="0" meta:image-count="0" meta:object-count="0" meta:page-count="1" meta:paragraph-count="18" meta:word-count="831" meta:character-count="4458"/>
    <meta:generator>OpenOffice/4.1.3$Win32 OpenOffice.org_project/413m1$Build-9783</meta:generator>
  </office:meta>
</office:document-meta>
</file>